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6cm" fo:margin-left="-0.208cm" table:align="left" style:writing-mode="lr-tb"/>
    </style:style>
    <style:style style:name="Таблица1.A" style:family="table-column">
      <style:table-column-properties style:column-width="4.307cm"/>
    </style:style>
    <style:style style:name="Таблица1.B" style:family="table-column">
      <style:table-column-properties style:column-width="2.087cm"/>
    </style:style>
    <style:style style:name="Таблица1.C" style:family="table-column">
      <style:table-column-properties style:column-width="2.602cm"/>
    </style:style>
    <style:style style:name="Таблица1.D" style:family="table-column">
      <style:table-column-properties style:column-width="4.24cm"/>
    </style:style>
    <style:style style:name="Таблица1.E" style:family="table-column">
      <style:table-column-properties style:column-width="3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617cm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19650"/>
    </style:style>
    <style:style style:name="P2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19650" style:font-size-asian="10pt" style:font-weight-asian="normal" style:font-size-complex="10pt"/>
    </style:style>
    <style:style style:name="P3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19650" style:font-size-asian="10pt" style:font-weight-asian="normal" style:font-size-complex="10pt"/>
    </style:style>
    <style:style style:name="P4" style:family="paragraph" style:parent-style-name="Мой_20_подзаголовок">
      <style:paragraph-properties fo:text-align="start" style:justify-single-word="false"/>
      <style:text-properties fo:font-size="10pt" fo:font-weight="normal" officeooo:paragraph-rsid="00019650" style:font-size-asian="10pt" style:font-weight-asian="normal" style:font-size-complex="10pt" style:font-weight-complex="normal"/>
    </style:style>
    <style:style style:name="P5" style:family="paragraph" style:parent-style-name="Мой_20_подзаголовок">
      <style:paragraph-properties fo:text-align="start" style:justify-single-word="false"/>
      <style:text-properties fo:font-size="10pt" fo:font-weight="normal" officeooo:rsid="00019650" officeooo:paragraph-rsid="00019650" style:font-size-asian="10pt" style:font-weight-asian="normal" style:font-size-complex="10pt" style:font-weight-complex="normal"/>
    </style:style>
    <style:style style:name="P6" style:family="paragraph" style:parent-style-name="Мой_20_подзаголовок">
      <style:paragraph-properties fo:text-align="start" style:justify-single-word="false"/>
      <style:text-properties fo:font-size="10pt" officeooo:paragraph-rsid="00019650" style:font-size-asian="10pt" style:font-size-complex="10pt"/>
    </style:style>
    <style:style style:name="P7" style:family="paragraph" style:parent-style-name="Мой_20_подзаголовок">
      <style:paragraph-properties fo:text-align="start" style:justify-single-word="false"/>
      <style:text-properties fo:font-size="10pt" fo:language="en" fo:country="US" officeooo:rsid="00019650" officeooo:paragraph-rsid="00019650" style:font-size-asian="10pt" style:font-size-complex="10pt"/>
    </style:style>
    <style:style style:name="P8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19650" style:font-size-asian="10pt" style:font-weight-asian="normal" style:font-size-complex="10pt" style:font-weight-complex="normal"/>
    </style:style>
    <style:style style:name="P9" style:family="paragraph" style:parent-style-name="Мой_20_подзаголовок">
      <style:paragraph-properties fo:text-align="start" style:justify-single-word="false"/>
      <style:text-properties fo:font-size="10pt" fo:language="en" fo:country="US" fo:font-weight="normal" officeooo:rsid="00019650" officeooo:paragraph-rsid="000279ff" style:font-size-asian="10pt" style:font-weight-asian="normal" style:font-size-complex="10pt" style:font-weight-complex="normal"/>
    </style:style>
    <style:style style:name="P10" style:family="paragraph" style:parent-style-name="Мой_20_подзаголовок">
      <style:paragraph-properties fo:text-align="start" style:justify-single-word="false"/>
      <style:text-properties fo:font-size="10pt" fo:language="ru" fo:country="RU" fo:font-weight="normal" officeooo:rsid="00019650" officeooo:paragraph-rsid="00019650" style:font-size-asian="10pt" style:font-weight-asian="normal" style:font-size-complex="10pt" style:font-weight-complex="normal"/>
    </style:style>
    <style:style style:name="P11" style:family="paragraph" style:parent-style-name="Мой_20_подзаголовок">
      <style:paragraph-properties fo:text-align="start" style:justify-single-word="false"/>
      <style:text-properties officeooo:paragraph-rsid="00019650"/>
    </style:style>
    <style:style style:name="T1" style:family="text">
      <style:text-properties fo:font-weight="normal" style:font-weight-asian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/>
    </style:style>
    <style:style style:name="T4" style:family="text">
      <style:text-properties fo:language="en" fo:country="US" fo:font-weight="normal" officeooo:rsid="00019650" style:font-weight-asian="normal"/>
    </style:style>
    <style:style style:name="T5" style:family="text">
      <style:text-properties fo:language="en" fo:country="US" officeooo:rsid="00019650"/>
    </style:style>
    <style:style style:name="T6" style:family="text">
      <style:text-properties fo:language="en" fo:country="US" officeooo:rsid="000279ff"/>
    </style:style>
    <style:style style:name="T7" style:family="text">
      <style:text-properties officeooo:rsid="0001965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279ff"/>
    </style:style>
    <style:style style:name="T10" style:family="text">
      <style:text-properties officeooo:rsid="00027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1">Название или № теста <text:span text:style-name="T1">(соответствует названию или № теста </text:span><text:span text:style-name="T3">CppUnit</text:span><text:span text:style-name="T1">)</text:span></text:p>
          </table:table-cell>
          <table:table-cell table:style-name="Таблица1.A1" office:value-type="string">
            <text:p text:style-name="P11">Набор входных данных</text:p>
          </table:table-cell>
          <table:table-cell table:style-name="Таблица1.A1" office:value-type="string">
            <text:p text:style-name="P11">Оракулы теста</text:p>
          </table:table-cell>
          <table:table-cell table:style-name="Таблица1.A1" office:value-type="string">
            <text:p text:style-name="P11">Цель теста</text:p>
          </table:table-cell>
          <table:table-cell table:style-name="Таблица1.E1" office:value-type="string">
            <text:p text:style-name="P11">Методологии</text:p>
          </table:table-cell>
        </table:table-row>
        <table:table-row table:style-name="Таблица1.2">
          <table:table-cell table:style-name="Таблица1.A1" office:value-type="string">
            <text:p text:style-name="P2"><text:span text:style-name="T5">1. </text:span>_GWT(<text:span text:style-name="T2">quadsq_so</text:span><text:span text:style-name="T5">l</text:span><text:span text:style-name="T2">ve</text:span>, nonQuadEq,<text:span text:style-name="T5"> </text:span>returnErrorCode)</text:p>
          </table:table-cell>
          <table:table-cell table:style-name="Таблица1.A1" office:value-type="string">
            <text:p text:style-name="P7"><text:span text:style-name="T1">(0, 1, 2)</text:span></text:p>
          </table:table-cell>
          <table:table-cell table:style-name="Таблица1.A1" office:value-type="string">
            <text:p text:style-name="P6"><text:span text:style-name="T4">ret notsqreq</text:span></text:p>
          </table:table-cell>
          <table:table-cell table:style-name="Таблица1.A1" office:value-type="string">
            <text:p text:style-name="P2"><text:span text:style-name="T7">Проверка корректности обработки ошибок (уравнение не квадратное)</text:span></text:p>
          </table:table-cell>
          <table:table-cell table:style-name="Таблица1.E1" office:value-type="string">
            <text:p text:style-name="P2">Метод предположения об ошибке</text:p>
          </table:table-cell>
        </table:table-row>
        <table:table-row table:style-name="Таблица1.2">
          <table:table-cell table:style-name="Таблица1.A3" office:value-type="string">
            <text:p text:style-name="P3">2. _<text:span text:style-name="T2">GWT</text:span>(quadsq_solve, negDiscrWithAllCoefs, returnErrorCode)</text:p>
          </table:table-cell>
          <table:table-cell table:style-name="Таблица1.A3" office:value-type="string">
            <text:p text:style-name="P8">(1, 1, 4)</text:p>
          </table:table-cell>
          <table:table-cell table:style-name="Таблица1.A3" office:value-type="string">
            <text:p text:style-name="P8">ret negdiscr</text:p>
          </table:table-cell>
          <table:table-cell table:style-name="Таблица1.A3" office:value-type="string">
            <text:p text:style-name="P8">Проверка корректности обработки ошибок <text:span text:style-name="T9">(отрицательный дискриминант)</text:span></text:p>
          </table:table-cell>
          <table:table-cell table:style-name="Таблица1.E3" office:value-type="string">
            <text:p text:style-name="P4">Метод предположения об ошибке<text:span text:style-name="T7">, метод эквивалентных классов</text:span></text:p>
          </table:table-cell>
        </table:table-row>
        <table:table-row table:style-name="Таблица1.2">
          <table:table-cell table:style-name="Таблица1.A3" office:value-type="string">
            <text:p text:style-name="P3">3. _<text:span text:style-name="T2">GWT</text:span>(quadsq_solve, negDiscrZeroB, returnErrorCode)</text:p>
          </table:table-cell>
          <table:table-cell table:style-name="Таблица1.A3" office:value-type="string">
            <text:p text:style-name="P10">(1, 0, 4)</text:p>
          </table:table-cell>
          <table:table-cell table:style-name="Таблица1.A3" office:value-type="string">
            <text:p text:style-name="P8">ret negdiscr</text:p>
          </table:table-cell>
          <table:table-cell table:style-name="Таблица1.A3" office:value-type="string">
            <text:p text:style-name="P9">Проверка корректности обработки ошибок <text:span text:style-name="T9">(отрицательный дискриминант)</text:span></text:p>
          </table:table-cell>
          <table:table-cell table:style-name="Таблица1.E3" office:value-type="string">
            <text:p text:style-name="P5">Метод предположения об ошибке, м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4. _<text:span text:style-name="T2">GWT</text:span>(quadsq_solve, posDiscrNonSymmetric, returnSuccessAndPopulateRoots)</text:p>
          </table:table-cell>
          <table:table-cell table:style-name="Таблица1.A3" office:value-type="string">
            <text:p text:style-name="P10">(5, 4, -1)</text:p>
          </table:table-cell>
          <table:table-cell table:style-name="Таблица1.A3" office:value-type="string">
            <text:p text:style-name="P8"><text:span text:style-name="T8">1. </text:span>ret success</text:p>
            <text:p text:style-name="P8"><text:span text:style-name="T8">2. </text:span>out (-1, 0.2)</text:p>
          </table:table-cell>
          <table:table-cell table:style-name="Таблица1.A3" office:value-type="string">
            <text:p text:style-name="P10">1. Проверка корректности выставления кода ошибки при валидных входных данных</text:p>
            <text:p text:style-name="P8"><text:span text:style-name="T8">2. </text:span>Проверка корректности <text:span text:style-name="T8">решения уравнения с двумя различными корнями</text:span></text:p>
          </table:table-cell>
          <table:table-cell table:style-name="Таблица1.E3" office:value-type="string">
            <text:p text:style-name="P5">1. Метод предположения об ошибке, метод эквивалентных классов</text:p>
            <text:p text:style-name="P5">2. М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5. _<text:span text:style-name="T2">GWT</text:span>(quadsq_solve, posDiscrSymmetric, returnSuccessAndPopulateRoots)</text:p>
          </table:table-cell>
          <table:table-cell table:style-name="Таблица1.A3" office:value-type="string">
            <text:p text:style-name="P10">(1, 0 -4)</text:p>
          </table:table-cell>
          <table:table-cell table:style-name="Таблица1.A3" office:value-type="string">
            <text:p text:style-name="P8"><text:span text:style-name="T8">1. </text:span>ret success</text:p>
            <text:p text:style-name="P8"><text:span text:style-name="T8">2. </text:span>out (-<text:span text:style-name="T8">2</text:span>, <text:span text:style-name="T8">2</text:span>)</text:p>
          </table:table-cell>
          <table:table-cell table:style-name="Таблица1.A3" office:value-type="string">
            <text:p text:style-name="P10">1. Проверка корректности выставления кода ошибки при валидных входных данных</text:p>
            <text:p text:style-name="P8"><text:span text:style-name="T8">2. </text:span>Проверка корректности <text:span text:style-name="T8">решения уравнения с двумя различными симметричными корнями</text:span></text:p>
          </table:table-cell>
          <table:table-cell table:style-name="Таблица1.E3" office:value-type="string">
            <text:p text:style-name="P5">1. Метод предположения об ошибке, метод эквивалентных классов</text:p>
            <text:p text:style-name="P5">2. Метод эквивалентных классов</text:p>
          </table:table-cell>
        </table:table-row>
        <table:table-row table:style-name="Таблица1.2">
          <table:table-cell table:style-name="Таблица1.A3" office:value-type="string">
            <text:p text:style-name="P3"><text:span text:style-name="T10">6</text:span>. _<text:span text:style-name="T2">GWT</text:span>(quadsq_solve, <text:span text:style-name="T6">zero</text:span>Discr, returnSuccessAndPopulateRoots)</text:p>
          </table:table-cell>
          <table:table-cell table:style-name="Таблица1.A3" office:value-type="string">
            <text:p text:style-name="P10">(1, -<text:span text:style-name="T6">8,</text:span> <text:span text:style-name="T6">16</text:span>)</text:p>
          </table:table-cell>
          <table:table-cell table:style-name="Таблица1.A3" office:value-type="string">
            <text:p text:style-name="P8"><text:span text:style-name="T8">1. </text:span>ret success</text:p>
            <text:p text:style-name="P8"><text:span text:style-name="T8">2. </text:span>out (<text:span text:style-name="T10">4</text:span>, <text:span text:style-name="T10">4</text:span>)</text:p>
          </table:table-cell>
          <table:table-cell table:style-name="Таблица1.A3" office:value-type="string">
            <text:p text:style-name="P10">1. Проверка корректности выставления кода ошибки при валидных входных данных</text:p>
            <text:p text:style-name="P8"><text:span text:style-name="T8">2. </text:span>Проверка корректности <text:span text:style-name="T8">решения уравнения с двумя </text:span><text:span text:style-name="T9">одинаковыми корнями</text:span></text:p>
          </table:table-cell>
          <table:table-cell table:style-name="Таблица1.E3" office:value-type="string">
            <text:p text:style-name="P5">1. Метод предположения об ошибке, метод эквивалентных классов</text:p>
            <text:p text:style-name="P5">2. Метод эквивалентных класс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Мой_20_подзаголовок" style:display-name="Мой подзаголовок" style:family="paragraph" style:parent-style-name="Текст1">
      <style:paragraph-properties fo:margin-top="0.212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41:56.482000000</meta:creation-date>
    <dc:date>2018-09-10T21:00:18.916000000</dc:date>
    <meta:editing-duration>PT5M28S</meta:editing-duration>
    <meta:editing-cycles>1</meta:editing-cycles>
    <meta:document-statistic meta:table-count="1" meta:image-count="0" meta:object-count="0" meta:page-count="1" meta:paragraph-count="44" meta:word-count="218" meta:character-count="1733" meta:non-whitespace-character-count="1559"/>
    <meta:generator>LibreOffice/6.0.4.2$Windows_X86_64 LibreOffice_project/9b0d9b32d5dcda91d2f1a96dc04c645c450872bf</meta:generator>
  </office:meta>
</office:document-meta>
</file>